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003cm" svg:height="2.01cm" svg:x="8.003cm" svg:y="2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3.966cm" svg:y="5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2.019cm" svg:y="5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.964cm" svg:y="8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6.021cm" svg:y="8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0.001cm" svg:y="8.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4.007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05cm" svg:y1="4.021cm" svg:x2="13.659cm" svg:y2="5.007cm">
          <text:p/>
        </draw:line>
        <draw:line draw:style-name="gr2" draw:text-style-name="P1" draw:layer="layout" svg:x1="8.751cm" svg:y1="4.035cm" svg:x2="5.398cm" svg:y2="5.02cm">
          <text:p/>
        </draw:line>
        <draw:line draw:style-name="gr2" draw:text-style-name="P1" draw:layer="layout" svg:x1="4.875cm" svg:y1="7.038cm" svg:x2="3.221cm" svg:y2="8.043cm">
          <text:p/>
        </draw:line>
        <draw:line draw:style-name="gr2" draw:text-style-name="P1" draw:layer="layout" svg:x1="6.079cm" svg:y1="7.038cm" svg:x2="7.633cm" svg:y2="8.017cm">
          <text:p/>
        </draw:line>
        <draw:line draw:style-name="gr2" draw:text-style-name="P1" draw:layer="layout" svg:x1="12.826cm" svg:y1="7.038cm" svg:x2="11.318cm" svg:y2="8.03cm">
          <text:p/>
        </draw:line>
        <draw:line draw:style-name="gr2" draw:text-style-name="P1" draw:layer="layout" svg:x1="14.122cm" svg:y1="7.031cm" svg:x2="15.677cm" svg:y2="7.997cm">
          <text:p/>
        </draw:line>
        <draw:frame draw:style-name="gr3" draw:text-style-name="P2" draw:layer="layout" svg:width="2.094cm" svg:height="0.954cm" svg:x="4.354cm" svg:y="5.003cm">
          <draw:text-box>
            <text:p><text:span text:style-name="T1"><text:s/></text:span><text:span text:style-name="T1">1.385</text:span></text:p>
          </draw:text-box>
        </draw:frame>
        <draw:frame draw:style-name="gr3" draw:text-style-name="P2" draw:layer="layout" svg:width="6.628cm" svg:height="0.954cm" svg:x="11.781cm" svg:y="2.015cm">
          <draw:text-box>
            <text:p><text:span text:style-name="T1">Augmented information</text:span></text:p>
          </draw:text-box>
        </draw:frame>
        <draw:frame draw:style-name="gr3" draw:text-style-name="P2" draw:layer="layout" svg:width="2.094cm" svg:height="0.954cm" svg:x="2.276cm" svg:y="8.096cm">
          <draw:text-box>
            <text:p><text:span text:style-name="T1"><text:s/></text:span><text:span text:style-name="T1">0.532</text:span></text:p>
          </draw:text-box>
        </draw:frame>
        <draw:frame draw:style-name="gr3" draw:text-style-name="P2" draw:layer="layout" svg:width="2.094cm" svg:height="0.954cm" svg:x="6.528cm" svg:y="8.067cm">
          <draw:text-box>
            <text:p><text:span text:style-name="T1"><text:s/></text:span><text:span text:style-name="T1">0.741</text:span></text:p>
          </draw:text-box>
        </draw:frame>
        <draw:frame draw:style-name="gr3" draw:text-style-name="P2" draw:layer="layout" svg:width="2.094cm" svg:height="0.954cm" svg:x="14.435cm" svg:y="8.038cm">
          <draw:text-box>
            <text:p><text:span text:style-name="T1"><text:s/></text:span><text:span text:style-name="T1">0.574</text:span></text:p>
          </draw:text-box>
        </draw:frame>
        <draw:frame draw:style-name="gr3" draw:text-style-name="P2" draw:layer="layout" svg:width="1.776cm" svg:height="0.954cm" svg:x="10.39cm" svg:y="8.057cm">
          <draw:text-box>
            <text:p><text:span text:style-name="T1"><text:s/></text:span><text:span text:style-name="T1">1.31</text:span></text:p>
          </draw:text-box>
        </draw:frame>
        <draw:frame draw:style-name="gr3" draw:text-style-name="P2" draw:layer="layout" svg:width="2.094cm" svg:height="0.954cm" svg:x="12.501cm" svg:y="5.044cm">
          <draw:text-box>
            <text:p><text:span text:style-name="T1"><text:s/></text:span><text:span text:style-name="T1">2.514</text:span></text:p>
          </draw:text-box>
        </draw:frame>
        <draw:frame draw:style-name="gr3" draw:text-style-name="P2" draw:layer="layout" svg:width="2.094cm" svg:height="0.954cm" svg:x="8.479cm" svg:y="2.009cm">
          <draw:text-box>
            <text:p><text:span text:style-name="T1"><text:s/></text:span><text:span text:style-name="T1">3.899</text:span></text:p>
          </draw:text-box>
        </draw:frame>
        <draw:frame draw:style-name="gr3" draw:layer="layout" svg:width="5.112cm" svg:height="0.954cm" svg:x="11.906cm" svg:y="3.079cm">
          <draw:text-box>
            <text:p>Fixed information</text:p>
          </draw:text-box>
        </draw:frame>
        <draw:frame draw:style-name="gr3" draw:layer="layout" svg:width="1.907cm" svg:height="0.954cm" svg:x="4.517cm" svg:y="6.105cm">
          <draw:text-box>
            <text:p>0.112</text:p>
          </draw:text-box>
        </draw:frame>
        <draw:frame draw:style-name="gr3" draw:layer="layout" svg:width="1.933cm" svg:height="0.954cm" svg:x="2.467cm" svg:y="9.082cm">
          <draw:text-box>
            <text:p>0.532</text:p>
          </draw:text-box>
        </draw:frame>
        <draw:frame draw:style-name="gr3" draw:layer="layout" svg:width="1.933cm" svg:height="0.954cm" svg:x="6.624cm" svg:y="9.052cm">
          <draw:text-box>
            <text:p>0.741</text:p>
          </draw:text-box>
        </draw:frame>
        <draw:frame draw:style-name="gr3" draw:layer="layout" svg:width="1.615cm" svg:height="0.954cm" svg:x="10.539cm" svg:y="9.095cm">
          <draw:text-box>
            <text:p>1.31</text:p>
          </draw:text-box>
        </draw:frame>
        <draw:frame draw:style-name="gr3" draw:layer="layout" svg:width="1.933cm" svg:height="0.954cm" svg:x="14.407cm" svg:y="9.09cm">
          <draw:text-box>
            <text:p>0.574</text:p>
          </draw:text-box>
        </draw:frame>
        <draw:frame draw:style-name="gr3" draw:layer="layout" svg:width="1.615cm" svg:height="0.954cm" svg:x="12.549cm" svg:y="6.055cm">
          <draw:text-box>
            <text:p>0.63</text:p>
          </draw:text-box>
        </draw:frame>
        <draw:frame draw:style-name="gr3" draw:layer="layout" svg:width="1.933cm" svg:height="0.954cm" svg:x="8.576cm" svg:y="3.019cm">
          <draw:text-box>
            <text:p>0.46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E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co </meta:initial-creator>
    <meta:creation-date>2013-07-28T14:02:17.451237969</meta:creation-date>
    <dc:date>2013-07-28T20:18:21.988041773</dc:date>
    <dc:creator>paco </dc:creator>
    <meta:editing-duration>PT2H21M6S</meta:editing-duration>
    <meta:editing-cycles>3</meta:editing-cycles>
    <meta:generator>LibreOffice/4.1.0.1$Linux_X86_64 LibreOffice_project/410$Build-1</meta:generator>
    <meta:document-statistic meta:object-count="29"/>
  </office:meta>
</office:document-meta>
</file>